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Vequiv</text:p>
          </table:table-cell>
          <table:table-cell office:value-type="string" calcext:value-type="string">
            <text:p>Vn008 (LTSpice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Vout (LTSpice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formula="of:=[.C6]*[.D6]*2" office:value-type="float" office:value="0.955170065965142" calcext:value-type="float">
            <text:p>0.955170065965142</text:p>
          </table:table-cell>
          <table:table-cell table:style-name="ce2" office:value-type="float" office:value="0.954808" calcext:value-type="float">
            <text:p>0.954808</text:p>
          </table:table-cell>
          <table:table-cell table:style-name="ce3" table:formula="of:=1-([.A2]/[.B2])" office:value-type="percentage" office:value="-0.000379202902721643" calcext:value-type="percentage">
            <text:p>-0.038%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[.D2]/[.E2]" office:value-type="float" office:value="1.4" calcext:value-type="float">
            <text:p>1.4</text:p>
          </table:table-cell>
          <table:table-cell table:formula="of:=[.F2]*[.A2]" office:value-type="float" office:value="1.3372380923512" calcext:value-type="float">
            <text:p>1.3372380923512</text:p>
          </table:table-cell>
          <table:table-cell table:style-name="ce2" office:value-type="float" office:value="1.33672" calcext:value-type="float">
            <text:p>1.33672</text:p>
          </table:table-cell>
          <table:table-cell table:style-name="ce4" table:formula="of:=1-([.H2]/[.G2])" office:value-type="percentage" office:value="0.000387434634237294" calcext:value-type="percentage">
            <text:p>0.039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bleed</text:p>
          </table:table-cell>
          <table:table-cell office:value-type="string" calcext:value-type="string">
            <text:p>equiv burden</text:p>
          </table:table-cell>
          <table:table-cell office:value-type="string" calcext:value-type="string">
            <text:p>current peak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00" calcext:value-type="float">
            <text:p>1000</text:p>
          </table:table-cell>
          <table:table-cell table:formula="of:=1/((1/[.A6])+(1/[.B6]))" office:value-type="float" office:value="6.75407230830354" calcext:value-type="float">
            <text:p>6.75407230830354</text:p>
          </table:table-cell>
          <table:table-cell table:formula="of:=0.05*(SQRT(2))" office:value-type="float" office:value="0.0707106781186548" calcext:value-type="float">
            <text:p>0.07071067811865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ys’ Gain</text:p>
          </table:table-cell>
          <table:table-cell office:value-type="string" calcext:value-type="string">
            <text:p>Trys’ Burden drop</text:p>
          </table:table-cell>
          <table:table-cell office:value-type="string" calcext:value-type="string">
            <text:p>Vout (calc’d)</text:p>
          </table:table-cell>
          <table:table-cell office:value-type="string" calcext:value-type="string">
            <text:p>error against Ltspice</text:p>
          </table:table-cell>
          <table:table-cell table:number-columns-repeated="5"/>
        </table:table-row>
        <table:table-row table:style-name="ro1">
          <table:table-cell table:formula="of:=[.D2]/([.B6]+[.A6])" office:value-type="float" office:value="1.39054429876838" calcext:value-type="float">
            <text:p>1.39054429876838</text:p>
          </table:table-cell>
          <table:table-cell table:formula="of:=[.A6]*[.D6]" office:value-type="float" office:value="0.480832611206852" calcext:value-type="float">
            <text:p>0.480832611206852</text:p>
          </table:table-cell>
          <table:table-cell table:formula="of:=[.B10]*2*[.A10]" office:value-type="float" office:value="1.3372380923512" calcext:value-type="float">
            <text:p>1.3372380923512</text:p>
          </table:table-cell>
          <table:table-cell table:style-name="ce4" table:formula="of:=1-[.C10]/[.H2]" office:value-type="percentage" office:value="-0.000387584798011931" calcext:value-type="percentage">
            <text:p>-0.039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2T13:58:26.094089186</meta:creation-date>
    <dc:date>2021-02-22T14:40:55.170783202</dc:date>
    <meta:editing-duration>PT22M8S</meta:editing-duration>
    <meta:editing-cycles>1</meta:editing-cycles>
    <meta:document-statistic meta:table-count="1" meta:cell-count="34" meta:object-count="0"/>
    <meta:generator>LibreOffice/6.3.5.2$Linux_X86_64 LibreOffice_project/30$Build-2</meta:generator>
  </office:meta>
</office:document-meta>
</file>